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Zephania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ZEPHANIAH 1-3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GRIEVOUS DAYS (1:1-3:8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GRIEVOUS DAYS (1:1-3:8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first grievous day (1:1-13; 2:1-15; 3:1-5):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first grievous day (1:1-13; 2:1-15; 3:1-5):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Judah (1:1-13; 2:1-3; 3:1-5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-title-Title-Slide" presentation:presentation-page-layout-name="Master1-PPL1" draw:id="Slide-260">
        <draw:frame draw:id="id91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Judah (1:1-13; 2:1-3; 3:1-5)<text:s text:c="1"/></text:span><text:span text:style-name="a468" text:class-names=""/></text:p>
          </draw:text-box>
          <svg:title/>
          <svg:desc/>
        </draw:frame>
        <draw:frame draw:id="id92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Zephaniah's condemnation (1:1-13; 3:1-5)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6" draw:style-name="a476" draw:master-page-name="Master1-Layout1-title-Title-Slide" presentation:presentation-page-layout-name="Master1-PPL1" draw:id="Slide-261">
        <draw:frame draw:id="id93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<text:s text:c="1"/>Zephaniah's condemnation (1:1-13; 3:1-5)<text:s text:c="1"/></text:span><text:span text:style-name="a478" text:class-names=""/></text:p>
          </draw:text-box>
          <svg:title/>
          <svg:desc/>
        </draw:frame>
        <draw:frame draw:id="id94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Her sins (1:4-6, 8-9, 11-12; 3:1-5)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7" draw:style-name="a486" draw:master-page-name="Master1-Layout12-tx-Title-and-Text" presentation:presentation-page-layout-name="Master1-PPL12" draw:id="Slide-262">
        <draw:frame draw:id="id95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er sins (1:4-6, 8-9, 11-12; 3:1-5)<text:s text:c="1"/></text:span><text:span text:style-name="a488" text:class-names=""/></text:p>
          </draw:text-box>
          <svg:title/>
          <svg:desc/>
        </draw:frame>
        <draw:frame draw:id="id96" presentation:style-name="a512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Idolatry (1:4-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Greed (1:11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Utter indifference to God (1:12; 3:2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Rebellion, violence, and crime (3: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Leaders who follow pagan customs (1:8-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udges who are like ravenous wolves that leave no trace of their prey (3:3) (g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8" draw:style-name="a513" draw:master-page-name="Master1-Layout12-tx-Title-and-Text" presentation:presentation-page-layout-name="Master1-PPL12" draw:id="Slide-263">
        <draw:frame draw:id="id97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Zephaniah's condemnation (1:1-13; 3:1-5)<text:s text:c="1"/></text:span><text:span text:style-name="a515" text:class-names=""/></text:p>
          </draw:text-box>
          <svg:title/>
          <svg:desc/>
        </draw:frame>
        <draw:frame draw:id="id98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Her sins (1:4-6, 8-9, 11-12; 3:1-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r sentence (1:1-3, 7, 10, 1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Her sentence (1:1-3, 7, 10, 13)<text:s text:c="1"/></text:span><text:span text:style-name="a530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ries of anguish will be heard throughout the land (1:10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land will be reduced to rubble (1:1-3, 7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eople's wealth will be plundered and their homes demolished (1:13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Zephaniah's condemnation (1:1-13; 3:1-5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Her sins (1:4-6, 8-9, 11-12; 3:1-5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Her sentence (1:1-3, 7, 10, 13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Judah (1:1-13; 2:1-3; 3:1-5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Zephaniah's condemnation (1:1-13; 3:1-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Zephaniah's invitation (2:1-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The first grievous day (1:1-13; 2:1-15; 3:1-5):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Judah (1:1-13; 2:1-3; 3:1-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Gentiles (2:4-1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Gentiles (2:4-15)<text:s text:c="1"/></text:span><text:span text:style-name="a593" text:class-names=""/></text:p>
          </draw:text-box>
          <svg:title/>
          <svg:desc/>
        </draw:frame>
        <draw:frame draw:id="id108" presentation:style-name="a611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Philistine cities of Gaza, Ashkelon, Ashdod, and Ekron (2:4-7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Moab and Ammon (2:8-1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Ethiopia (2:12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Assyria and its capital, Nineveh (2:13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4" draw:style-name="a612" draw:master-page-name="Master1-Layout12-tx-Title-and-Text" presentation:presentation-page-layout-name="Master1-PPL12" draw:id="Slide-269">
        <draw:frame draw:id="id109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first grievous day (1:1-13; 2:1-15; 3:1-5):<text:s text:c="1"/></text:span><text:span text:style-name="a614" text:class-names=""/></text:p>
          </draw:text-box>
          <svg:title/>
          <svg:desc/>
        </draw:frame>
        <draw:frame draw:id="id110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Judah (1:1-13; 2:1-3; 3:1-5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Gentiles (2:4-15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GRIEVOUS DAYS (1:1-3:8):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first grievous day (1:1-13; 2:1-15; 3:1-5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second grievous day (1:14-18; 3:6-8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second grievous day (1:14-18; 3:6-8):<text:s text:c="1"/></text:span><text:span text:style-name="a644" text:class-names=""/></text:p>
          </draw:text-box>
          <svg:title/>
          <svg:desc/>
        </draw:frame>
        <draw:frame draw:id="id114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designation (1:14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devastation (1:15-18; 3:6-8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7" draw:style-name="a657" draw:master-page-name="Master1-Layout12-tx-Title-and-Text" presentation:presentation-page-layout-name="Master1-PPL12" draw:id="Slide-272">
        <draw:frame draw:id="id115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devastation (1:15-18; 3:6-8)<text:s text:c="1"/></text:span><text:span text:style-name="a659" text:class-names=""/></text:p>
          </draw:text-box>
          <svg:title/>
          <svg:desc/>
        </draw:frame>
        <draw:frame draw:id="id116" presentation:style-name="a680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Earth's citizens will stumble as blind men (1:15-17a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ir blood will be poured out into the dust (1:17b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Wealth will become absolutely useless (1:18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Few survivors will be left (3:6-7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entire earth will be devoured by the fire of divine wrath (3:8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8" draw:style-name="a681" draw:master-page-name="Master1-Layout12-tx-Title-and-Text" presentation:presentation-page-layout-name="Master1-PPL12" draw:id="Slide-273">
        <draw:frame draw:id="id117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<text:s text:c="1"/>The second grievous day (1:14-18; 3:6-8):<text:s text:c="1"/></text:span><text:span text:style-name="a683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he designation (1:14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devastation (1:15-18; 3:6-8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THE GRIEVOUS DAYS (1:1-3:8):<text:s text:c="1"/>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 first grievous day (1:1-13; 2:1-15; 3:1-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second grievous day (1:14-18; 3:6-8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ZEPHANIAH 1-3<text:s text:c="1"/></text:span><text:span text:style-name="a713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THE GRIEVOUS DAYS (1:1-3:8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THE GLORIOUS DAY (3:9-20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THE GLORIOUS DAY (3:9-20):<text:s text:c="1"/></text:span><text:span text:style-name="a728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o the Gentiles (3:9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o the Jews (3:10-20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o the Jews (3:10-20)<text:s text:c="1"/></text:span><text:span text:style-name="a743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eir regathering (3:10, 19-20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eir restoring (3:20b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ir refining (3:11-13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ir rejoicing (3:14-18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THE GLORIOUS DAY (3:9-20):<text:s text:c="1"/></text:span><text:span text:style-name="a764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To the Gentiles (3:9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o the Jews (3:10-20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4" draw:style-name="a777" draw:master-page-name="Master1-Layout12-tx-Title-and-Text" presentation:presentation-page-layout-name="Master1-PPL12" draw:id="Slide-279">
        <draw:frame draw:id="id129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ZEPHANIAH 1-3<text:s text:c="1"/></text:span><text:span text:style-name="a779" text:class-names=""/></text:p>
          </draw:text-box>
          <svg:title/>
          <svg:desc/>
        </draw:frame>
        <draw:frame draw:id="id130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THE GRIEVOUS DAYS (1:1-3: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HE GLORIOUS DAY (3:9-20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5" draw:style-name="a792" draw:master-page-name="Master1-Layout1-title-Title-Slide" presentation:presentation-page-layout-name="Master1-PPL1" draw:id="Slide-280">
        <draw:frame draw:id="id131" presentation:style-name="a796" draw:name="Title 1" svg:x="1.38in" svg:y="0.83in" svg:width="10.3in" svg:height="4.42in" presentation:class="title" presentation:placeholder="false">
          <draw:text-box>
            <text:p text:style-name="a795" text:class-names="" text:cond-style-name=""><text:span text:style-name="a793" text:class-names="">Zephaniah</text:span><text:span text:style-name="a794" text:class-names=""/></text:p>
          </draw:text-box>
          <svg:title/>
          <svg:desc/>
        </draw:frame>
        <draw:frame draw:id="id132" presentation:style-name="a79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Zephaniah</dc:title>
    <meta:initial-creator>David STRICKLAND</meta:initial-creator>
    <dc:creator>David STRICKLAND</dc:creator>
    <meta:creation-date>2020-02-23T23:22:50Z</meta:creation-date>
    <dc:date>2020-02-23T23:22:51Z</dc:date>
    <meta:template xlink:href="BibleStudy" xlink:type="simple"/>
    <meta:editing-cycles>1</meta:editing-cycles>
    <meta:editing-duration>PT0S</meta:editing-duration>
    <meta:document-statistic meta:paragraph-count="78" meta:word-count="665"/>
  </office:meta>
</office:document-meta>
</file>